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9.99mm" svg:height="89.99mm" svg:x="41.47mm" svg:y="1mm">
            <draw:object draw:notify-on-update-of-ranges="data.A2:data.A151 data.B1:data.B1 data.B2:data.B1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Recompen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9.74998" calcext:value-type="float">
            <text:p>-39,74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4.19999" calcext:value-type="float">
            <text:p>-24,19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3.59999" calcext:value-type="float">
            <text:p>-23,59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9.94999" calcext:value-type="float">
            <text:p>-19,94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4.94999" calcext:value-type="float">
            <text:p>-24,94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8.95" calcext:value-type="float">
            <text:p>-18,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3.20001" calcext:value-type="float">
            <text:p>-13,20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4.80001" calcext:value-type="float">
            <text:p>-14,8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15" calcext:value-type="float">
            <text:p>3,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999981" calcext:value-type="float">
            <text:p>0,49999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4.05001" calcext:value-type="float">
            <text:p>-14,05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9000015" calcext:value-type="float">
            <text:p>-0,90000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99999" calcext:value-type="float">
            <text:p>1,599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4.40001" calcext:value-type="float">
            <text:p>-14,40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.200009" calcext:value-type="float">
            <text:p>-7,2000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.150003" calcext:value-type="float">
            <text:p>-2,1500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150001" calcext:value-type="float">
            <text:p>5,150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799999" calcext:value-type="float">
            <text:p>3,7999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0.80001" calcext:value-type="float">
            <text:p>-10,800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9.349997" calcext:value-type="float">
            <text:p>-9,3499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2.85" calcext:value-type="float">
            <text:p>-12,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1.29999" calcext:value-type="float">
            <text:p>-21,299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.350007" calcext:value-type="float">
            <text:p>-7,3500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6.9" calcext:value-type="float">
            <text:p>-16,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2.35001" calcext:value-type="float">
            <text:p>-12,35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900001" calcext:value-type="float">
            <text:p>5,9000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.25001" calcext:value-type="float">
            <text:p>-16,25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8.650006" calcext:value-type="float">
            <text:p>-8,6500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2.8" calcext:value-type="float">
            <text:p>-12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399998" calcext:value-type="float">
            <text:p>5,3999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3.05001" calcext:value-type="float">
            <text:p>-13,05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3.85001" calcext:value-type="float">
            <text:p>-13,85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1.60001" calcext:value-type="float">
            <text:p>-11,600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8.85" calcext:value-type="float">
            <text:p>-18,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7.25" calcext:value-type="float">
            <text:p>-17,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9.75" calcext:value-type="float">
            <text:p>-19,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000001" calcext:value-type="float">
            <text:p>6,0000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599997" calcext:value-type="float">
            <text:p>3,5999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9.500008" calcext:value-type="float">
            <text:p>-9,5000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9.000005" calcext:value-type="float">
            <text:p>-9,0000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.75" calcext:value-type="float">
            <text:p>5,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0.50001" calcext:value-type="float">
            <text:p>-20,50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2.40001" calcext:value-type="float">
            <text:p>-12,40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400001" calcext:value-type="float">
            <text:p>6,4000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849995" calcext:value-type="float">
            <text:p>2,8499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2.15001" calcext:value-type="float">
            <text:p>-12,150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699999" calcext:value-type="float">
            <text:p>4,6999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049993" calcext:value-type="float">
            <text:p>2,04999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1.8" calcext:value-type="float">
            <text:p>-11,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.800007" calcext:value-type="float">
            <text:p>-1,8000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6.950006" calcext:value-type="float">
            <text:p>-6,9500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.800001" calcext:value-type="float">
            <text:p>7,8000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950002" calcext:value-type="float">
            <text:p>5,95000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6.75001" calcext:value-type="float">
            <text:p>-16,750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300001" calcext:value-type="float">
            <text:p>4,3000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4.69999" calcext:value-type="float">
            <text:p>-24,699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4.45" calcext:value-type="float">
            <text:p>-14,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250001" calcext:value-type="float">
            <text:p>6,2500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8.59999" calcext:value-type="float">
            <text:p>-18,599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6.2" calcext:value-type="float">
            <text:p>-16,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5.65001" calcext:value-type="float">
            <text:p>-15,650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6.45" calcext:value-type="float">
            <text:p>-16,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8.250011" calcext:value-type="float">
            <text:p>-8,2500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85" calcext:value-type="float">
            <text:p>5,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8.850008" calcext:value-type="float">
            <text:p>-8,8500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0.85001" calcext:value-type="float">
            <text:p>-10,850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7.05" calcext:value-type="float">
            <text:p>-17,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449996" calcext:value-type="float">
            <text:p>2,4499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7.4" calcext:value-type="float">
            <text:p>-17,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349998" calcext:value-type="float">
            <text:p>5,3499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.899996" calcext:value-type="float">
            <text:p>3,89999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150001" calcext:value-type="float">
            <text:p>8,1500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399999" calcext:value-type="float">
            <text:p>5,3999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8.900008" calcext:value-type="float">
            <text:p>-8,9000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050001" calcext:value-type="float">
            <text:p>6,0500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4.850009" calcext:value-type="float">
            <text:p>-4,8500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9.650002" calcext:value-type="float">
            <text:p>-9,6500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400001" calcext:value-type="float">
            <text:p>6,4000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800001" calcext:value-type="float">
            <text:p>7,8000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9.000011" calcext:value-type="float">
            <text:p>-9,0000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.100001" calcext:value-type="float">
            <text:p>7,100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4.65001" calcext:value-type="float">
            <text:p>-14,65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100001" calcext:value-type="float">
            <text:p>7,10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7.45" calcext:value-type="float">
            <text:p>-17,4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600001" calcext:value-type="float">
            <text:p>6,6000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400001" calcext:value-type="float">
            <text:p>6,40000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9.05" calcext:value-type="float">
            <text:p>-19,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.499997" calcext:value-type="float">
            <text:p>3,49999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75" calcext:value-type="float">
            <text:p>6,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9.550013" calcext:value-type="float">
            <text:p>-9,55001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500001" calcext:value-type="float">
            <text:p>6,5000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400001" calcext:value-type="float">
            <text:p>7,4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18:37:15.33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3T18:39:34.601000000</dc:date>
    <meta:editing-duration>PT5M3S</meta:editing-duration>
    <meta:editing-cycles>2</meta:editing-cycles>
    <meta:generator>LibreOffice/6.0.2.1$Windows_X86_64 LibreOffice_project/f7f06a8f319e4b62f9bc5095aa112a65d2f3ac89</meta:generator>
    <meta:document-statistic meta:table-count="1" meta:cell-count="3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66cm" svg:y="0.316cm" chart:style-name="ch2">
          <text:p>Ejecución 1</text:p>
        </chart:title>
        <chart:subtitle svg:x="6.673cm" svg:y="1.275cm" chart:style-name="ch3">
          <text:p>Recompensas</text:p>
        </chart:subtitle>
        <chart:legend chart:legend-position="end" svg:x="12.645cm" svg:y="4.201cm" style:legend-expansion="high" chart:style-name="ch4"/>
        <chart:plot-area chart:style-name="ch5" table:cell-range-address="data.A2:data.B151 data.B1:data.B1" chart:data-source-has-labels="row" svg:x="1.331cm" svg:y="2.138cm" svg:width="10.994cm" svg:height="5.701cm">
          <chartooo:coordinate-region svg:x="2.058cm" svg:y="2.337cm" svg:width="9.987cm" svg:height="4.855cm"/>
          <chart:axis chart:dimension="x" chart:name="primary-x" chart:style-name="ch6">
            <chart:title svg:x="6.136cm" svg:y="8.019cm" chart:style-name="ch7">
              <text:p>Episodio</text:p>
            </chart:title>
          </chart:axis>
          <chart:axis chart:dimension="y" chart:name="primary-y" chart:style-name="ch6">
            <chart:title svg:x="0.451cm" svg:y="6.104cm" chart:style-name="ch8">
              <text:p>Recomopensa</text:p>
            </chart:title>
            <chart:grid chart:style-name="ch9" chart:class="major"/>
          </chart:axis>
          <chart:series chart:style-name="ch10" chart:values-cell-range-address="data.B2:data.B151" chart:label-cell-address="data.B1:data.B1" chart:class="chart:scatter">
            <chart:domain table:cell-range-address="data.A2:data.A151"/>
            <chart:data-point chart:repeated="1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Recompensa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2:data.A151</svg:desc>
                </draw:g>
              </table:table-cell>
              <table:table-cell office:value-type="float" office:value="-39.74998">
                <text:p>-39.74998</text:p>
                <draw:g>
                  <svg:desc>data.B2:data.B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24.19999">
                <text:p>-24.1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23.59999">
                <text:p>-23.5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19.94999">
                <text:p>-19.94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24.94999">
                <text:p>-24.94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8.95">
                <text:p>-18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13.20001">
                <text:p>-13.2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4.80001">
                <text:p>-14.8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999981">
                <text:p>0.49999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4.05001">
                <text:p>-14.05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0.9000015">
                <text:p>-0.9000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599999">
                <text:p>1.5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14.40001">
                <text:p>-14.4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7.200009">
                <text:p>-7.200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2.150003">
                <text:p>-2.150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150001">
                <text:p>5.15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.799999">
                <text:p>3.7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10.80001">
                <text:p>-10.8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9.349997">
                <text:p>-9.3499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12.85">
                <text:p>-12.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21.29999">
                <text:p>-21.2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7.350007">
                <text:p>-7.350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16.9">
                <text:p>-16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12.35001">
                <text:p>-12.35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.900001">
                <text:p>5.9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16.25001">
                <text:p>-16.25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8.650006">
                <text:p>-8.650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12.8">
                <text:p>-12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.399998">
                <text:p>5.399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13.05001">
                <text:p>-13.05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13.85001">
                <text:p>-13.85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11.60001">
                <text:p>-11.6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18.85">
                <text:p>-18.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17.25">
                <text:p>-17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19.75">
                <text:p>-19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000001">
                <text:p>6.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.599997">
                <text:p>3.5999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9.500008">
                <text:p>-9.5000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9.000005">
                <text:p>-9.000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20.50001">
                <text:p>-20.5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12.40001">
                <text:p>-12.4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.400001">
                <text:p>6.40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849995">
                <text:p>2.8499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12.15001">
                <text:p>-12.15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.699999">
                <text:p>4.6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049993">
                <text:p>2.0499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1.800007">
                <text:p>-1.800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6.950006">
                <text:p>-6.9500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.800001">
                <text:p>7.8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.950002">
                <text:p>5.9500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16.75001">
                <text:p>-16.75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.300001">
                <text:p>4.3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24.69999">
                <text:p>-24.69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14.45">
                <text:p>-14.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.250001">
                <text:p>6.25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18.59999">
                <text:p>-18.5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16.2">
                <text:p>-16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15.65001">
                <text:p>-15.65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16.45">
                <text:p>-16.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8.250011">
                <text:p>-8.2500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8.850008">
                <text:p>-8.8500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10.85001">
                <text:p>-10.85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17.05">
                <text:p>-17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.449996">
                <text:p>2.4499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17.4">
                <text:p>-17.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.349998">
                <text:p>5.3499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.899996">
                <text:p>3.899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150001">
                <text:p>8.15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.399999">
                <text:p>5.39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-8.900008">
                <text:p>-8.9000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6.050001">
                <text:p>6.05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-4.850009">
                <text:p>-4.8500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9.650002">
                <text:p>-9.650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.400001">
                <text:p>6.4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.800001">
                <text:p>7.8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-9.000011">
                <text:p>-9.0000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.100001">
                <text:p>7.1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-14.65001">
                <text:p>-14.65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.100001">
                <text:p>7.1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-17.45">
                <text:p>-17.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6.600001">
                <text:p>6.6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6.400001">
                <text:p>6.4000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-19.05">
                <text:p>-19.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.499997">
                <text:p>3.4999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9.550013">
                <text:p>-9.5500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6.500001">
                <text:p>6.5000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.400001">
                <text:p>7.4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